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onster</text:p>
      <text:p text:style-name="Standard"/>
      <text:p text:style-name="Standard">Name</text:p>
      <text:p text:style-name="Standard">Challenge Rating</text:p>
      <text:p text:style-name="Standard">Hit points</text:p>
      <text:p text:style-name="Standard">Speed</text:p>
      <text:p text:style-name="Standard">Armor Class</text:p>
      <text:p text:style-name="Standard">Abilities</text:p>
      <text:p text:style-name="Standard">Immunities</text:p>
      <text:p text:style-name="Standard">Vulnerabilities</text:p>
      <text:p text:style-name="Standard">Resistances</text:p>
      <text:p text:style-name="Standard">Attac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Wallvingskog</meta:initial-creator>
    <meta:creation-date>2022-11-25T09:28:18.61</meta:creation-date>
    <dc:date>2022-11-25T11:13:02.23</dc:date>
    <dc:creator>Christian Wallvingskog</dc:creator>
    <meta:editing-duration>PT1H25M37S</meta:editing-duration>
    <meta:editing-cycles>4</meta:editing-cycles>
    <meta:generator>OpenOffice/4.1.12$Win32 OpenOffice.org_project/4112m1$Build-9809</meta:generator>
    <meta:document-statistic meta:table-count="0" meta:image-count="0" meta:object-count="0" meta:page-count="1" meta:paragraph-count="11" meta:word-count="14" meta:character-count="106"/>
  </office:meta>
</office:document-meta>
</file>